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Rounded MT Bold" svg:font-family="'Arial Rounded MT Bold', serif"/>
    <style:font-face style:name="Arial" svg:font-family="Arial, Helvetica, sans-serif"/>
    <style:font-face style:name="Georgia" svg:font-family="Georgia, serif"/>
    <style:font-face style:name="NeueHaasGroteskText W01" svg:font-family="'NeueHaasGroteskText W01', Helvetica, Arial, sans-serif"/>
    <style:font-face style:name="Noto Serif" svg:font-family="'Noto Serif', serif"/>
    <style:font-face style:name="OpenSans" svg:font-family="OpenSans, sans-serif"/>
    <style:font-face style:name="PT Sans" svg:font-family="'PT Sans', Helvetica, Verdana, sans-serif"/>
    <style:font-face style:name="Roboto" svg:font-family="Roboto, sans-serif"/>
    <style:font-face style:name="Source Sans Pro" svg:font-family="'Source Sans Pro', 'Helvetica Neue', Arial, sans-serif"/>
    <style:font-face style:name="Verdana" svg:font-family="Verdana, Geneva, Tahoma, Arial, Helvetica, sans-serif"/>
    <style:font-face style:name="arial" svg:font-family="arial, sans-serif"/>
    <style:font-face style:name="avenir-light" svg:font-family="avenir-light, Arial, Helvetica, sans-serif"/>
    <style:font-face style:name="museo" svg:font-family="museo, 'Helvetica Neue', Helvetica, Arial, sans-serif,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87a73" officeooo:paragraph-rsid="00187a73"/>
    </style:style>
    <style:style style:name="P2" style:family="paragraph" style:parent-style-name="Standard">
      <style:text-properties fo:color="#303633" style:font-name="OpenSans" fo:font-size="12pt" fo:letter-spacing="normal" fo:font-style="italic" fo:font-weight="normal" officeooo:rsid="00187a73" officeooo:paragraph-rsid="00187a73" fo:background-color="#ffffff" fo:padding="0cm" fo:border="none"/>
    </style:style>
    <style:style style:name="P3" style:family="paragraph" style:parent-style-name="Standard">
      <style:text-properties fo:font-variant="normal" fo:text-transform="none" fo:color="#262626" style:font-name="Georgia" fo:font-size="14.25pt" fo:letter-spacing="normal" fo:font-style="normal" fo:font-weight="normal" officeooo:rsid="00187a73" officeooo:paragraph-rsid="00187a73" fo:background-color="#ffffff" fo:padding="0cm" fo:border="none"/>
    </style:style>
    <style:style style:name="P4" style:family="paragraph" style:parent-style-name="Standard">
      <style:text-properties fo:font-variant="normal" fo:text-transform="none" fo:color="#262626" style:font-name="Georgia" fo:font-size="14.25pt" fo:letter-spacing="normal" fo:font-style="normal" fo:font-weight="normal" officeooo:rsid="001a87e7" officeooo:paragraph-rsid="001a87e7" fo:background-color="#ffffff" fo:padding="0cm" fo:border="none"/>
    </style:style>
    <style:style style:name="P5" style:family="paragraph" style:parent-style-name="Standard">
      <style:text-properties fo:font-variant="normal" fo:text-transform="none" fo:color="#262626" style:font-name="Georgia" fo:font-size="14.25pt" fo:letter-spacing="normal" fo:font-style="normal" fo:font-weight="normal" officeooo:rsid="001c5544" officeooo:paragraph-rsid="001c5544" fo:background-color="#ffffff" fo:padding="0cm" fo:border="none"/>
    </style:style>
    <style:style style:name="P6" style:family="paragraph" style:parent-style-name="Standard">
      <style:text-properties fo:font-variant="normal" fo:text-transform="none" fo:color="#262626" style:font-name="Georgia" fo:font-size="14.25pt" fo:letter-spacing="normal" fo:font-style="normal" fo:font-weight="normal" officeooo:rsid="001ccc9b" officeooo:paragraph-rsid="001ccc9b" fo:background-color="#ffffff" fo:padding="0cm" fo:border="none"/>
    </style:style>
    <style:style style:name="P7" style:family="paragraph" style:parent-style-name="Standard">
      <style:text-properties fo:font-variant="normal" fo:text-transform="none" fo:color="#3a4145" style:font-name="Noto Serif" fo:font-size="15.75pt" fo:letter-spacing="normal" fo:font-style="normal" fo:font-weight="normal" officeooo:rsid="001ccc9b" officeooo:paragraph-rsid="001ccc9b" fo:background-color="#ffffff" fo:padding="0cm" fo:border="none"/>
    </style:style>
    <style:style style:name="P8" style:family="paragraph" style:parent-style-name="Text_20_body">
      <style:paragraph-properties fo:text-align="justify" style:justify-single-word="false" fo:orphans="2" fo:widows="2"/>
      <style:text-properties fo:font-variant="normal" fo:text-transform="none" fo:color="#222222" style:font-name="Arial Rounded MT Bold" fo:font-size="10pt" fo:letter-spacing="normal" fo:font-style="normal" fo:font-weight="bold"/>
    </style:style>
    <style:style style:name="P9" style:family="paragraph" style:parent-style-name="Text_20_body">
      <style:text-properties fo:font-variant="normal" fo:text-transform="none" fo:color="#3a4145" style:font-name="Noto Serif" fo:font-size="15.75pt" fo:letter-spacing="normal" fo:font-style="normal" fo:font-weight="normal" officeooo:rsid="001ccc9b" officeooo:paragraph-rsid="001ccc9b" fo:background-color="#ffffff" fo:padding="0cm" fo:border="none"/>
    </style:style>
    <style:style style:name="P10" style:family="paragraph" style:parent-style-name="Text_20_body" style:list-style-name="L1">
      <style:paragraph-properties fo:orphans="2" fo:widows="2"/>
      <style:text-properties fo:font-variant="normal" fo:text-transform="none" fo:color="#000000" style:font-name="Roboto" fo:font-size="10.5pt" fo:letter-spacing="normal" fo:font-style="normal" fo:font-weight="normal"/>
    </style:style>
    <style:style style:name="P11" style:family="paragraph" style:parent-style-name="Text_20_body">
      <style:text-properties fo:font-variant="normal" fo:text-transform="none" fo:color="#1c3b47" style:font-name="Source Sans Pro" fo:letter-spacing="normal" fo:font-style="normal" fo:font-weight="normal" officeooo:paragraph-rsid="0027c222"/>
    </style:style>
    <style:style style:name="P12" style:family="paragraph" style:parent-style-name="Text_20_body">
      <style:text-properties fo:font-variant="normal" fo:text-transform="none" fo:color="#404041" style:font-name="Roboto" fo:font-size="13.5pt" fo:letter-spacing="normal" fo:font-style="normal" fo:font-weight="normal" officeooo:paragraph-rsid="002af8d4" fo:padding="0cm" fo:border="none"/>
    </style:style>
    <style:style style:name="P13" style:family="paragraph" style:parent-style-name="Text_20_body">
      <style:text-properties officeooo:rsid="0023b6a4" officeooo:paragraph-rsid="0023b6a4"/>
    </style:style>
    <style:style style:name="P14" style:family="paragraph" style:parent-style-name="Text_20_body">
      <style:text-properties officeooo:paragraph-rsid="0025d590"/>
    </style:style>
    <style:style style:name="P15" style:family="paragraph" style:parent-style-name="Text_20_body">
      <style:text-properties officeooo:paragraph-rsid="0027c222"/>
    </style:style>
    <style:style style:name="P16" style:family="paragraph" style:parent-style-name="Text_20_body">
      <style:text-properties officeooo:paragraph-rsid="0028ea43"/>
    </style:style>
    <style:style style:name="P17" style:family="paragraph" style:parent-style-name="Text_20_body">
      <style:text-properties officeooo:paragraph-rsid="0029a18f"/>
    </style:style>
    <style:style style:name="P18" style:family="paragraph" style:parent-style-name="Text_20_body">
      <style:text-properties officeooo:paragraph-rsid="002a556a"/>
    </style:style>
    <style:style style:name="P19" style:family="paragraph" style:parent-style-name="Text_20_body">
      <style:text-properties officeooo:paragraph-rsid="002ab0e3"/>
    </style:style>
    <style:style style:name="P20" style:family="paragraph" style:parent-style-name="Text_20_body">
      <style:text-properties officeooo:paragraph-rsid="002af8d4"/>
    </style:style>
    <style:style style:name="P21" style:family="paragraph" style:parent-style-name="Text_20_body">
      <style:paragraph-properties fo:margin-left="0cm" fo:margin-right="0cm" fo:orphans="2" fo:widows="2" fo:text-indent="0cm" style:auto-text-indent="false"/>
      <style:text-properties fo:font-variant="normal" fo:text-transform="none" fo:color="#000000" style:font-name="arial" fo:font-size="12pt" fo:letter-spacing="normal" fo:font-style="normal" fo:font-weight="normal"/>
    </style:style>
    <style:style style:name="P22" style:family="paragraph" style:parent-style-name="Text_20_body">
      <style:paragraph-properties fo:margin-left="0cm" fo:margin-right="0cm" fo:orphans="2" fo:widows="2" fo:text-indent="0cm" style:auto-text-indent="false"/>
      <style:text-properties fo:font-variant="normal" fo:text-transform="none" fo:color="#000000" style:font-name="Roboto" fo:font-size="10.5pt" fo:letter-spacing="normal" fo:font-style="normal" fo:font-weight="normal"/>
    </style:style>
    <style:style style:name="P23" style:family="paragraph" style:parent-style-name="Text_20_body">
      <style:paragraph-properties fo:margin-left="0cm" fo:margin-right="0cm" fo:line-height="200%" fo:orphans="2" fo:widows="2" fo:text-indent="0cm" style:auto-text-indent="false"/>
      <style:text-properties fo:font-variant="normal" fo:text-transform="none" fo:color="#3a4145" style:font-name="Noto Serif" fo:letter-spacing="normal" fo:font-style="normal" fo:font-weight="normal"/>
    </style:style>
    <style:style style:name="P24" style:family="paragraph" style:parent-style-name="Text_20_body">
      <style:paragraph-properties fo:margin-left="0cm" fo:margin-right="0cm" fo:margin-top="0cm" fo:margin-bottom="0cm" style:contextual-spacing="false" fo:orphans="2" fo:widows="2" fo:text-indent="0cm" style:auto-text-indent="false"/>
      <style:text-properties fo:padding="0cm" fo:border="none"/>
    </style:style>
    <style:style style:name="P25" style:family="paragraph" style:parent-style-name="Text_20_body">
      <style:paragraph-properties fo:margin-left="0cm" fo:margin-right="0cm" fo:margin-top="0cm" fo:margin-bottom="0cm" style:contextual-spacing="false" fo:line-height="160%" fo:orphans="2" fo:widows="2" fo:text-indent="0cm" style:auto-text-indent="false" fo:padding="0cm" fo:border="none"/>
    </style:style>
    <style:style style:name="P26" style:family="paragraph" style:parent-style-name="Text_20_body">
      <style:paragraph-properties fo:margin-left="0cm" fo:margin-right="0cm" fo:margin-top="0.053cm" fo:margin-bottom="0cm" style:contextual-spacing="false" fo:orphans="2" fo:widows="2" fo:text-indent="0cm" style:auto-text-indent="false"/>
      <style:text-properties fo:font-variant="normal" fo:text-transform="none" fo:color="#222222" style:font-name="arial" fo:font-size="9pt" fo:letter-spacing="normal" fo:font-style="normal" fo:font-weight="normal" fo:padding="0cm" fo:border="none"/>
    </style:style>
    <style:style style:name="P27" style:family="paragraph" style:parent-style-name="Text_20_body">
      <style:paragraph-properties fo:margin-left="0cm" fo:margin-right="0cm" style:line-height-at-least="0.635cm" fo:text-align="justify" style:justify-single-word="false" fo:orphans="2" fo:widows="2" fo:text-indent="0cm" style:auto-text-indent="false" fo:padding="0cm" fo:border="none"/>
      <style:text-properties fo:font-variant="normal" fo:text-transform="none" fo:color="#000000" style:font-name="Verdana" fo:font-size="11.25pt" fo:letter-spacing="normal" fo:font-style="normal" fo:font-weight="normal"/>
    </style:style>
    <style:style style:name="P28" style:family="paragraph" style:parent-style-name="Text_20_body">
      <style:paragraph-properties fo:margin-left="0cm" fo:margin-right="0cm" fo:margin-top="0.397cm" fo:margin-bottom="0.397cm" style:contextual-spacing="false" style:line-height-at-least="0.741cm" fo:orphans="2" fo:widows="2" fo:text-indent="0cm" style:auto-text-indent="false" fo:padding="0cm" fo:border="none"/>
      <style:text-properties fo:font-variant="normal" fo:text-transform="none" fo:color="#404041" style:font-name="Roboto" fo:font-size="13.5pt" fo:letter-spacing="normal" fo:font-style="normal" fo:font-weight="normal" fo:padding="0cm" fo:border="none"/>
    </style:style>
    <style:style style:name="P29" style:family="paragraph" style:parent-style-name="Text_20_body" style:list-style-name="L1">
      <style:paragraph-properties fo:margin-top="0cm" fo:margin-bottom="0cm" style:contextual-spacing="false" fo:orphans="2" fo:widows="2"/>
      <style:text-properties fo:font-variant="normal" fo:text-transform="none" fo:color="#000000" style:font-name="Roboto" fo:font-size="10.5pt" fo:letter-spacing="normal" fo:font-style="normal" fo:font-weight="normal"/>
    </style:style>
    <style:style style:name="P30" style:family="paragraph" style:parent-style-name="Heading_20_3">
      <style:text-properties fo:font-variant="normal" fo:text-transform="none" fo:color="#000000" style:font-name="Roboto" fo:letter-spacing="normal" fo:font-style="normal" fo:font-weight="bold" officeooo:rsid="0023b6a4" officeooo:paragraph-rsid="0023b6a4"/>
    </style:style>
    <style:style style:name="P31" style:family="paragraph" style:parent-style-name="Heading_20_2">
      <style:text-properties fo:font-variant="normal" fo:text-transform="none" fo:color="#222222" style:font-name="museo" fo:letter-spacing="normal" fo:font-style="normal" fo:font-weight="normal" officeooo:paragraph-rsid="0027c222"/>
    </style:style>
    <style:style style:name="T1" style:family="text">
      <style:text-properties fo:color="#888888" style:font-name="Arial Rounded MT Bold" fo:font-size="10pt" fo:font-weight="bold"/>
    </style:style>
    <style:style style:name="T2" style:family="text">
      <style:text-properties officeooo:rsid="001eb98b"/>
    </style:style>
    <style:style style:name="T3" style:family="text">
      <style:text-properties fo:font-variant="normal" fo:text-transform="none" fo:color="#4e535e" style:font-name="PT Sans" fo:font-size="14.25pt" fo:letter-spacing="normal" fo:font-style="normal" fo:font-weight="normal"/>
    </style:style>
    <style:style style:name="T4" style:family="text">
      <style:text-properties fo:font-variant="normal" fo:text-transform="none" fo:color="#4e535e" style:font-name="PT Sans" fo:font-size="14.25pt" fo:letter-spacing="normal" fo:font-style="normal" fo:font-weight="normal" officeooo:rsid="0028ea43"/>
    </style:style>
    <style:style style:name="T5" style:family="text">
      <style:text-properties fo:font-variant="normal" fo:text-transform="none" fo:color="#4e535e" style:font-name="PT Sans" fo:font-size="14.25pt" fo:letter-spacing="normal" fo:font-style="normal" fo:font-weight="normal" officeooo:rsid="0029a18f"/>
    </style:style>
    <style:style style:name="T6" style:family="text">
      <style:text-properties fo:font-variant="normal" fo:text-transform="none" fo:color="#4e535e" style:font-name="PT Sans" fo:font-size="14.25pt" fo:letter-spacing="normal" fo:font-style="normal" fo:font-weight="normal" officeooo:rsid="002ab0e3"/>
    </style:style>
    <style:style style:name="T7" style:family="text">
      <style:text-properties fo:font-variant="normal" fo:text-transform="none" fo:color="#1c3b47" style:font-name="Source Sans Pro" fo:letter-spacing="normal" fo:font-style="normal" fo:font-weight="normal"/>
    </style:style>
    <style:style style:name="T8" style:family="text">
      <style:text-properties fo:font-variant="normal" fo:text-transform="none" fo:color="#652b7c" style:text-line-through-style="none" style:text-line-through-type="none" style:font-name="Source Sans Pro" fo:letter-spacing="normal" fo:font-style="normal" style:text-underline-style="none" fo:font-weight="bold" style:text-blinking="false" fo:background-color="transparent" loext:char-shading-value="0"/>
    </style:style>
    <style:style style:name="T9" style:family="text">
      <style:text-properties fo:font-variant="normal" fo:text-transform="none" fo:color="#252525" style:font-name="sans-serif" fo:font-size="10.5pt" fo:letter-spacing="normal" fo:font-style="normal" fo:font-weight="normal"/>
    </style:style>
    <style:style style:name="T10" style:family="text">
      <style:text-properties fo:font-variant="normal" fo:text-transform="none" fo:color="#252525" style:font-name="sans-serif" fo:font-size="10.5pt" fo:letter-spacing="normal" fo:font-style="normal" fo:font-weight="bold"/>
    </style:style>
    <style:style style:name="T11" style:family="text">
      <style:text-properties fo:font-variant="normal" fo:text-transform="none" fo:color="#252525" fo:letter-spacing="normal"/>
    </style:style>
    <style:style style:name="T12" style:family="text">
      <style:text-properties fo:font-variant="normal" fo:text-transform="none" fo:color="#0b0080" style:text-line-through-style="none" style:text-line-through-type="none" style:font-name="sans-serif" fo:font-size="10.5pt" fo:letter-spacing="normal" fo:font-style="normal" style:text-underline-style="none" fo:font-weight="normal" style:text-blinking="false" fo:background-color="#ffffff" loext:char-shading-value="0"/>
    </style:style>
    <style:style style:name="T13" style:family="text">
      <style:text-properties fo:font-variant="normal" fo:text-transform="none" fo:color="#333333" style:font-name="avenir-light" fo:font-size="18pt" fo:letter-spacing="normal" fo:font-style="normal" fo:font-weight="normal"/>
    </style:style>
    <style:style style:name="T14" style:family="text">
      <style:text-properties fo:font-variant="normal" fo:text-transform="none" fo:color="#6c6c6c" style:font-name="NeueHaasGroteskText W01" fo:font-size="13.5pt" fo:letter-spacing="normal" fo:font-style="normal" fo:font-weight="normal"/>
    </style:style>
    <style:style style:name="T15" style:family="text">
      <style:text-properties fo:font-variant="normal" fo:text-transform="none" fo:color="#6c6c6c" fo:letter-spacing="normal"/>
    </style:style>
    <style:style style:name="T16" style:family="text">
      <style:text-properties fo:font-variant="normal" fo:text-transform="none" fo:color="#00b3ac" style:font-name="NeueHaasGroteskText W01" fo:font-size="13.5pt" fo:letter-spacing="normal" fo:font-style="normal" style:text-underline-style="solid" style:text-underline-width="auto" style:text-underline-color="font-color" fo:font-weight="normal"/>
    </style:style>
    <style:style style:name="T17" style:family="text">
      <style:text-properties fo:color="#000000" style:font-name="Arial"/>
    </style:style>
    <style:style style:name="T18" style:family="text">
      <style:text-properties fo:color="#000000" style:font-name="Arial" fo:font-size="10.5pt"/>
    </style:style>
    <style:style style:name="T19" style:family="text">
      <style:text-properties fo:font-style="normal"/>
    </style:style>
    <style:style style:name="T20" style:family="text">
      <style:text-properties officeooo:rsid="00226f28"/>
    </style:style>
    <style:style style:name="T21" style:family="text">
      <style:text-properties fo:font-style="italic"/>
    </style:style>
    <style:style style:name="T22" style:family="text">
      <style:text-properties officeooo:rsid="0025d590"/>
    </style:style>
    <style:style style:name="T23" style:family="text">
      <style:text-properties fo:color="#252525" style:font-name="sans-serif" fo:font-size="10.5pt" fo:letter-spacing="normal" fo:font-style="italic" fo:font-weight="bol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Job Description:</text:p>
      <text:p text:style-name="P21">You will join a team of technologists and be primarily responsible for developing a new micro services based architecture layer which will provide critical services to the ecommerce platform. The system is designed to be highly scalable, concurrent and fault tolerant and will enable the client to support M/D/T channels across a range of asset classes.</text:p>
      <text:p text:style-name="P21">As a seasoned developer/architect from within the finance sector you will demonstrate the following:</text:p>
      <text:p text:style-name="P21">Essential</text:p>
      <text:p text:style-name="P21">Expert Java and Scala development experience on enterprise level projects that utilise Micro-Services based scalable platforms</text:p>
      <text:p text:style-name="P21">Proven hands-on experience of developing highly concurrent and resilient Actor model based platforms Experience developing applications using Akka with remoting, persistence, streams and distributed architectures with Akka and Kafka integration Ability to modularise work and distribute within a project team Ability to provide necessary coaching to bring other team members up to speed on the technology stack Desirable Experience and deep knowledge on Lightbend reactive platform, Akka, Lagom, Spark etc. Strong technical knowledge of BigData platforms eg Hadoop, Spark and HBase a plus DevOps experience Agile Experience Spring Boot a big Plus This is a challenging opportunity where you will perform a key technical role on a very high profile project.</text:p>
      <text:p text:style-name="P26"/>
      <text:p text:style-name="P1">Microservice arcitecture:</text:p>
      <text:p text:style-name="P2"/>
      <text:p text:style-name="P2">The term "Microservice Architecture" has sprung up over the last few years to describe a particular way of designing software applications as suites of independently deployable services</text:p>
      <text:p text:style-name="P3"/>
      <text:p text:style-name="P3">In the development of large systems, it is common to develop various components and libraries that implement various functions, ranging from the implementation of business requirements to technical tasks, such as an XML parser, for example. In these scenarios, several components are reused by different interfaces and / or systems. Imagine, for example, a component that implements a register of customers and we package this component in a java project, which generates his deliverable as a .jar.</text:p>
      <text:p text:style-name="P4"/>
      <text:p text:style-name="P4"><text:a xlink:type="simple" xlink:href="https://dzone.com/articles/micro-services-simple-example">https://dzone.com/articles/micro-services-simple-example</text:a></text:p>
      <text:p text:style-name="P5"><text:a xlink:type="simple" xlink:href="https://dzone.com/articles/spring-boot-creating">https://dzone.com/articles/spring-boot-creating</text:a>.</text:p>
      <text:p text:style-name="P5"/>
      <text:p text:style-name="P5"/>
      <text:p text:style-name="P6">Actor model:<text:span text:style-name="T2">­</text:span></text:p>
      <text:p text:style-name="P6"><text:soft-page-break/><text:span text:style-name="T17">Passing messages is t</text:span><text:span text:style-name="T18">he basic block of the Actor model</text:span></text:p>
      <text:p text:style-name="P7"/>
      <text:p text:style-name="P7">The actor model is a conceptual model to deal with concurrent computation. It defines some general rules for how the system’s components should behave and interact with each other.</text:p>
      <text:p text:style-name="P7"/>
      <text:p text:style-name="P9">An actor is the primitive unit of computation. It’s the <text:span text:style-name="Emphasis"><text:span text:style-name="T19">thing</text:span></text:span> that receives a message and do some kind of computation based on it.</text:p>
      <text:p text:style-name="P23">The idea is very similar to what we have in object-oriented languages: An object receives a message (a method call) and do something depending on which message it receives (which method we are calling).<text:line-break/>The main difference is that actors are completely isolated from each other and they will never share memory. It’s also worth noting that an actor can maintain a private state that can never be changed directly by another actor.</text:p>
      <text:p text:style-name="Text_20_body"><text:line-break/><text:span text:style-name="T20">Kafka:</text:span></text:p>
      <text:p text:style-name="P27">In Big Data, an enormous volume of data is used. Regarding data, we have two main challenges.The first challenge is how to collect large volume of data and the second challenge is to analyze the collected data. To overcome those challenges, you must need a messaging system.</text:p>
      <text:p text:style-name="P27">Kafka is designed for distributed high throughput systems. Kafka tends to work very well as a replacement for a more traditional message broker. In comparison to other messaging systems, Kafka has better throughput, built-in partitioning, replication and inherent fault-tolerance, which makes it a good fit for large-scale message processing applications.</text:p>
      <text:p text:style-name="P13"><text:a xlink:type="simple" xlink:href="https://www.tutorialspoint.com/apache_kafka/apache_kafka_introduction.htm">https://www.tutorialspoint.com/apache_kafka/apache_kafka_introduction.htm</text:a></text:p>
      <text:p text:style-name="P13"/>
      <text:h text:style-name="P30" text:outline-level="3">Kafka™ is <text:span text:style-name="T21">a distributed streaming platform</text:span>. What exactly does that mean?</text:h>
      <text:p text:style-name="P22">We think of a streaming platform as having three key capabilities:</text:p>
      <text:p text:style-name="P22"/>
      <text:p text:style-name="P22"><text:soft-page-break/></text:p>
      <text:list xml:id="list7990560678406439066" text:style-name="L1">
        <text:list-item>
          <text:p text:style-name="P29">It lets you publish and subscribe to streams of records. In this respect it is similar to a message queue or enterprise messaging system.</text:p>
        </text:list-item>
        <text:list-item>
          <text:p text:style-name="P29">It lets you store streams of records in a fault-tolerant way.</text:p>
        </text:list-item>
        <text:list-item>
          <text:p text:style-name="P10">It lets you process streams of records as they occur.</text:p>
        </text:list-item>
      </text:list>
      <text:p text:style-name="Text_20_body"/>
      <text:p text:style-name="P14"><text:span text:style-name="T22">Lagom:</text:span></text:p>
      <text:p text:style-name="P14"/>
      <text:p text:style-name="P15"><text:span text:style-name="T3">Lagom is a platform delivering you not only the microservice framework but also a whole toolset for developing applications and creating, managing and monitoring your services.</text:span></text:p>
      <text:p text:style-name="P15"/>
      <text:p text:style-name="P11">Lagom is a set of libraries and build tool plugins that provide a framework and development environment. While the libraries can be consumed from any build tool, Lagom’s high productivity development environment requires specific build tool support, which will run your services and the associated Lagom infrastructure, hot reloading when code changes are detected, all with a single command.</text:p>
      <text:p text:style-name="P25"><text:span text:style-name="T7">Lagom supports two different build tools, </text:span><text:a xlink:type="simple" xlink:href="https://maven.apache.org/"><text:span text:style-name="T8">Maven</text:span></text:a><text:span text:style-name="T7"> and </text:span><text:a xlink:type="simple" xlink:href="http://www.scala-sbt.org/"><text:span text:style-name="T8">sbt</text:span></text:a><text:span text:style-name="T7">. These tools both provide dependency management which will download the Lagom libraries and plugins for you, so the only thing to install is one of these tools. Which you use is up to you.</text:span></text:p>
      <text:p text:style-name="P15"/>
      <text:h text:style-name="P31" text:outline-level="2">Lightbend's Lagom framework helps Java developers create and manage microservices architectures</text:h>
      <text:p text:style-name="P15"/>
      <text:p text:style-name="P16"><text:span text:style-name="T4">Big data</text:span></text:p>
      <text:p text:style-name="P17"><text:span text:style-name="T23">Big data</text:span><text:span text:style-name="T11"> </text:span><text:span text:style-name="T9">is a term for </text:span><text:a xlink:type="simple" xlink:href="https://en.wikipedia.org/wiki/Data_set"><text:span text:style-name="T12">data sets</text:span></text:a><text:span text:style-name="T11"> </text:span><text:span text:style-name="T9">that are so large or complex that traditional </text:span><text:a xlink:type="simple" xlink:href="https://en.wikipedia.org/wiki/Data_processing"><text:span text:style-name="T12">data processing</text:span></text:a><text:span text:style-name="T9">applications are inadequate to deal with them. Challenges include </text:span><text:a xlink:type="simple" xlink:href="https://en.wikipedia.org/wiki/Data_analysis"><text:span text:style-name="T12">analysis</text:span></text:a><text:span text:style-name="T9">, capture, </text:span><text:a xlink:type="simple" xlink:href="https://en.wikipedia.org/wiki/Data_curation"><text:span text:style-name="T12">data curation</text:span></text:a><text:span text:style-name="T9">, search, </text:span><text:a xlink:type="simple" xlink:href="https://en.wikipedia.org/wiki/Data_sharing"><text:span text:style-name="T12">sharing</text:span></text:a><text:span text:style-name="T9">, </text:span><text:a xlink:type="simple" xlink:href="https://en.wikipedia.org/wiki/Computer_data_storage"><text:span text:style-name="T12">storage</text:span></text:a><text:span text:style-name="T9">, </text:span><text:a xlink:type="simple" xlink:href="https://en.wikipedia.org/wiki/Data_transmission"><text:span text:style-name="T12">transfer</text:span></text:a><text:span text:style-name="T9">, </text:span><text:a xlink:type="simple" xlink:href="https://en.wikipedia.org/wiki/Data_visualization"><text:span text:style-name="T12">visualization</text:span></text:a><text:span text:style-name="T9">, </text:span><text:a xlink:type="simple" xlink:href="https://en.wikipedia.org/wiki/Query_language"><text:span text:style-name="T12">querying</text:span></text:a><text:span text:style-name="T9">, updating and </text:span><text:a xlink:type="simple" xlink:href="https://en.wikipedia.org/wiki/Information_privacy"><text:span text:style-name="T12">information privacy</text:span></text:a><text:span text:style-name="T9">. The term "big data" often refers simply to the use of </text:span><text:a xlink:type="simple" xlink:href="https://en.wikipedia.org/wiki/Predictive_analytics"><text:span text:style-name="T12">predictive analytics</text:span></text:a><text:span text:style-name="T9">, </text:span><text:a xlink:type="simple" xlink:href="https://en.wikipedia.org/wiki/User_behavior_analytics"><text:span text:style-name="T12">user behavior analytics</text:span></text:a><text:span text:style-name="T9">, or certain other advanced data analytics methods that extract value from data, and seldom to a particular size of data set</text:span></text:p>
      <text:p text:style-name="P17"/>
      <text:p text:style-name="P17"><text:span text:style-name="T5">Hadoop</text:span></text:p>
      <text:p text:style-name="P18"><text:soft-page-break/><text:span text:style-name="T13">Hadoop is an open-source software framework for storing data and running applications on clusters of commodity hardware. It provides massive storage for any kind of data, enormous processing power and the ability to handle virtually limitless concurrent tasks or jobs.</text:span></text:p>
      <text:p text:style-name="P19"><text:span text:style-name="T14">Hadoop is an open source, Java-based programming framework that supports the processing and storage of extremely large data sets in a distributed computing environment. It is part of the </text:span><text:a xlink:type="simple" xlink:href="http://searchcio-midmarket.techtarget.com/definition/Apache"><text:span text:style-name="T16">Apache</text:span></text:a><text:span text:style-name="T15"> </text:span><text:span text:style-name="T14">project sponsored by the Apache Software Foundation.</text:span></text:p>
      <text:p text:style-name="P19"/>
      <text:p text:style-name="P19"/>
      <text:p text:style-name="P19"><text:span text:style-name="T6">Hbase</text:span></text:p>
      <text:p text:style-name="P20"><text:span text:style-name="T10">HBase</text:span><text:span text:style-name="T11"> </text:span><text:span text:style-name="T9">is an </text:span><text:a xlink:type="simple" xlink:href="https://en.wikipedia.org/wiki/Open_source"><text:span text:style-name="T12">open source</text:span></text:a><text:span text:style-name="T9">, </text:span><text:a xlink:type="simple" xlink:href="https://en.wikipedia.org/wiki/Non-relational_database"><text:span text:style-name="T12">non-relational</text:span></text:a><text:span text:style-name="T9">, </text:span><text:a xlink:type="simple" xlink:href="https://en.wikipedia.org/wiki/Distributed_database"><text:span text:style-name="T12">distributed database</text:span></text:a><text:span text:style-name="T11"> </text:span><text:span text:style-name="T9">modeled after </text:span><text:a xlink:type="simple" xlink:href="https://en.wikipedia.org/wiki/Google"><text:span text:style-name="T12">Google's</text:span></text:a><text:span text:style-name="T11"> </text:span><text:a xlink:type="simple" xlink:href="https://en.wikipedia.org/wiki/BigTable"><text:span text:style-name="T12">BigTable</text:span></text:a><text:span text:style-name="T11"> </text:span><text:span text:style-name="T9">and is written in </text:span><text:a xlink:type="simple" xlink:href="https://en.wikipedia.org/wiki/Java_(programming_language)"><text:span text:style-name="T12">Java</text:span></text:a><text:span text:style-name="T9">. It is developed as part of </text:span><text:a xlink:type="simple" xlink:href="https://en.wikipedia.org/wiki/Apache_Software_Foundation"><text:span text:style-name="T12">Apache Software Foundation</text:span></text:a><text:span text:style-name="T9">'s </text:span><text:a xlink:type="simple" xlink:href="https://en.wikipedia.org/wiki/Hadoop"><text:span text:style-name="T12">Apache Hadoop</text:span></text:a><text:span text:style-name="T11"> </text:span><text:span text:style-name="T9">project and runs on top of </text:span><text:a xlink:type="simple" xlink:href="https://en.wikipedia.org/wiki/Hadoop_Distributed_File_System"><text:span text:style-name="T12">HDFS (Hadoop Distributed File System)</text:span></text:a><text:span text:style-name="T9">, providing BigTable-like capabilities for Hadoop</text:span></text:p>
      <text:p text:style-name="P12">A non-relational (NoSQL) database that runs on top of HDFS</text:p>
      <text:p text:style-name="P28">Apache HBase is an open source NoSQL database that provides real-time read/write access to those large datasets.</text:p>
      <text:p text:style-name="P28">HBase scales linearly to handle huge data sets with billions of rows and millions of columns, and it easily combines data sources that use a wide variety of different structures and schemas. HBase is natively integrated with Hadoop and works seamlessly alongside other data access engines through YARN.</text:p>
      <text:section text:style-name="Sect1" text:name="section_1">
        <text:p text:style-name="P24"/>
      </text:section>
      <text:p text:style-name="P20"><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Rounded MT Bold" svg:font-family="'Arial Rounded MT Bold', serif"/>
    <style:font-face style:name="Arial" svg:font-family="Arial, Helvetica, sans-serif"/>
    <style:font-face style:name="Georgia" svg:font-family="Georgia, serif"/>
    <style:font-face style:name="NeueHaasGroteskText W01" svg:font-family="'NeueHaasGroteskText W01', Helvetica, Arial, sans-serif"/>
    <style:font-face style:name="Noto Serif" svg:font-family="'Noto Serif', serif"/>
    <style:font-face style:name="OpenSans" svg:font-family="OpenSans, sans-serif"/>
    <style:font-face style:name="PT Sans" svg:font-family="'PT Sans', Helvetica, Verdana, sans-serif"/>
    <style:font-face style:name="Roboto" svg:font-family="Roboto, sans-serif"/>
    <style:font-face style:name="Source Sans Pro" svg:font-family="'Source Sans Pro', 'Helvetica Neue', Arial, sans-serif"/>
    <style:font-face style:name="Verdana" svg:font-family="Verdana, Geneva, Tahoma, Arial, Helvetica, sans-serif"/>
    <style:font-face style:name="arial" svg:font-family="arial, sans-serif"/>
    <style:font-face style:name="avenir-light" svg:font-family="avenir-light, Arial, Helvetica, sans-serif"/>
    <style:font-face style:name="museo" svg:font-family="museo, 'Helvetica Neue', Helvetica, Arial, sans-serif, sans-serif"/>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6T09:35:12.314745255</meta:creation-date>
    <meta:generator>LibreOffice/4.2.8.2$Linux_X86_64 LibreOffice_project/420m0$Build-2</meta:generator>
    <dc:date>2017-01-06T10:31:34.348439056</dc:date>
    <meta:editing-duration>PT39M26S</meta:editing-duration>
    <meta:editing-cycles>19</meta:editing-cycles>
    <meta:document-statistic meta:table-count="0" meta:image-count="0" meta:object-count="0" meta:page-count="4" meta:paragraph-count="41" meta:word-count="1033" meta:character-count="6815" meta:non-whitespace-character-count="5824"/>
  </office:meta>
</office:document-meta>
</file>